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0dea" officeooo:paragraph-rsid="00120d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8b30" style:font-weight-asian="bold" style:font-weight-complex="bold"/>
    </style:style>
    <style:style style:name="T3" style:family="text">
      <style:text-properties officeooo:rsid="0012442e"/>
    </style:style>
    <style:style style:name="T4" style:family="text">
      <style:text-properties officeooo:rsid="00128b30"/>
    </style:style>
    <style:style style:name="T5" style:family="text">
      <style:text-properties officeooo:rsid="0013e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cutor</text:span><text:span text:style-name="T2">a</text:span><text:span text:style-name="T1"> 1:</text:span> la inteligencia artificial, la capacidad de las maquinas de razonar y comportarse como seres humanos, se percibe actualmente como el primer <text:s/>impulsor de las grandes transformaciones que nos esperan. <text:span text:style-name="T4">D</text:span>esde la inven<text:span text:style-name="T4">c</text:span>ión de los primeros ordenadores el juego del ajedrez ha sido el <text:s/>campo de pruebas predilecto para diseñar programas que sirvieran inteligencia artificial <text:s/>y que pudieran ganar a las personas, La gran revolución ha llegado con el programa alfa-0 <text:span text:style-name="T3">que amenaza con cambiarlo todo. </text:span><text:span text:style-name="T4">P</text:span><text:span text:style-name="T3">ara conocer los últimos avances en este campo y sus implicaciones para la inteligencia artificial, la psicología y las neurociencias <text:s text:c="2"/></text:span><text:span text:style-name="T5">nos acompaña el profesor de la facultad de <text:s/>psicología <text:s/>Pedro Raul Montoro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0:33:30.122899205</meta:creation-date>
    <dc:date>2025-10-30T12:31:29.839748667</dc:date>
    <meta:editing-duration>P1DT19H17M31S</meta:editing-duration>
    <meta:editing-cycles>2</meta:editing-cycles>
    <meta:generator>LibreOffice/24.2.4.2$MacOSX_AARCH64 LibreOffice_project/51a6219feb6075d9a4c46691dcfe0cd9c4fff3c2</meta:generator>
    <meta:document-statistic meta:table-count="0" meta:image-count="0" meta:object-count="0" meta:page-count="1" meta:paragraph-count="1" meta:word-count="109" meta:character-count="715" meta:non-whitespace-character-count="598"/>
  </office:meta>
</office:document-meta>
</file>